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8.5cm" style:rel-column-width="32767*"/>
    </style:style>
    <style:style style:name="Таблица13.B" style:family="table-column">
      <style:table-column-properties style:column-width="8.5cm" style:rel-column-width="32768*"/>
    </style:style>
    <style:style style:name="Таблица13.A1" style:family="table-cell">
      <style:table-cell-properties fo:padding="0cm" fo:border="none"/>
    </style:style>
    <style:style style:name="Таблица15" style:family="table">
      <style:table-properties style:width="17cm" fo:break-before="auto" fo:break-after="auto" table:align="margins" fo:keep-with-next="always"/>
    </style:style>
    <style:style style:name="Таблица15.A" style:family="table-column">
      <style:table-column-properties style:column-width="2.813cm" style:rel-column-width="10845*"/>
    </style:style>
    <style:style style:name="Таблица15.B" style:family="table-column">
      <style:table-column-properties style:column-width="5.687cm" style:rel-column-width="21922*"/>
    </style:style>
    <style:style style:name="Таблица15.C" style:family="table-column">
      <style:table-column-properties style:column-width="2.515cm" style:rel-column-width="9696*"/>
    </style:style>
    <style:style style:name="Таблица15.D" style:family="table-column">
      <style:table-column-properties style:column-width="5.985cm" style:rel-column-width="23072*"/>
    </style:style>
    <style:style style:name="Таблица15.A1" style:family="table-cell">
      <style:table-cell-properties fo:padding="0.097cm" fo:border="none"/>
    </style:style>
    <style:style style:name="Таблица15.7" style:family="table-row">
      <style:table-row-properties style:min-row-height="0.681cm"/>
    </style:style>
    <style:style style:name="P1" style:family="paragraph" style:parent-style-name="Table_20_Contents">
      <style:paragraph-properties fo:text-align="start" style:justify-single-word="false"/>
      <style:text-properties style:font-name="Times New Roman1" fo:font-size="11pt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Times New Roman1" fo:font-size="11pt" fo:font-weight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1" fo:font-size="11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1" fo:font-size="11pt" fo:language="ru" fo:country="RU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1" fo:font-size="11pt" fo:language="ru" fo:country="RU" fo:font-weight="bold" fo:background-color="transparent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1" fo:font-size="11pt" fo:language="ru" fo:country="RU" fo:font-weight="normal" fo:background-color="#ffffff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1" fo:font-size="11pt" fo:language="en" fo:country="US" fo:font-weight="bold" fo:background-color="transparent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11pt" fo:language="en" fo:country="US"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0.5pt" style:font-size-asian="10.5pt" style:font-size-complex="10.5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 style:shadow="none"/>
      <style:text-properties fo:font-size="11pt" style:font-size-asian="11pt" style:font-size-complex="11pt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>
      <style:text-properties style:font-name="Times New Roman1" fo:font-size="11pt" fo:language="ru" fo:country="RU" fo:font-weight="normal" fo:background-color="#ffffff" style:font-weight-asian="normal" style:font-weight-complex="normal"/>
    </style:style>
    <style:style style:name="P15" style:family="paragraph" style:parent-style-name="Standard">
      <style:paragraph-properties fo:margin-left="0cm" fo:margin-right="0cm" fo:margin-top="0cm" fo:margin-bottom="0.011cm" style:contextual-spacing="false" fo:text-align="center" style:justify-single-word="false" fo:text-indent="0cm" style:auto-text-indent="false" fo:break-before="page"/>
      <style:text-properties fo:font-size="11pt" style:font-size-asian="11pt" style:font-size-complex="11pt"/>
    </style:style>
    <style:style style:name="P16" style:family="paragraph" style:parent-style-name="Standard">
      <style:paragraph-properties fo:margin-left="0cm" fo:margin-right="0cm" fo:margin-top="0cm" fo:margin-bottom="0.011cm" style:contextual-spacing="false" fo:text-align="center" style:justify-single-word="false" fo:text-indent="0cm" style:auto-text-indent="false"/>
      <style:text-properties style:font-name="Times New Roman1" fo:font-size="11pt" fo:language="ru" fo:country="RU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0cm" fo:margin-right="0cm" fo:margin-top="0cm" fo:margin-bottom="0.011cm" style:contextual-spacing="false" fo:text-align="center" style:justify-single-word="false" fo:text-indent="0cm" style:auto-text-indent="false"/>
      <style:text-properties style:font-name="Times New Roman1" fo:font-size="11pt" fo:language="ru" fo:country="RU" fo:font-weight="bold" fo:background-color="#ffffff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cm" fo:margin-top="0cm" fo:margin-bottom="0.011cm" style:contextual-spacing="false" fo:text-align="center" style:justify-single-word="false" fo:text-indent="0cm" style:auto-text-indent="false"/>
      <style:text-properties fo:font-size="11pt" style:font-size-asian="11pt" style:font-size-complex="11pt"/>
    </style:style>
    <style:style style:name="P19" style:family="paragraph" style:parent-style-name="Text_20_body" style:master-page-name="">
      <style:paragraph-properties fo:margin-left="0cm" fo:margin-right="0cm" fo:margin-top="0cm" fo:margin-bottom="0.212cm" style:contextual-spacing="false" fo:text-align="center" style:justify-single-word="false" fo:text-indent="0cm" style:auto-text-indent="false" style:page-number="auto"/>
      <style:text-properties style:font-name="Times New Roman1" fo:font-size="11pt" fo:font-weight="bold"/>
    </style:style>
    <style:style style:name="P20" style:family="paragraph" style:parent-style-name="Text_20_body">
      <style:paragraph-properties fo:text-align="start" style:justify-single-word="false"/>
      <style:text-properties style:font-name="Times New Roman1" fo:font-size="11pt"/>
    </style:style>
    <style:style style:name="P21" style:family="paragraph" style:parent-style-name="Text_20_body">
      <style:paragraph-properties fo:margin-left="0cm" fo:margin-right="0cm" fo:text-align="justify" style:justify-single-word="false" fo:text-indent="0.501cm" style:auto-text-indent="false"/>
      <style:text-properties fo:font-size="11pt" style:font-size-asian="11pt" style:font-size-complex="11pt"/>
    </style:style>
    <style:style style:name="P2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1pt" style:font-size-asian="11pt" style:font-size-complex="11pt"/>
    </style:style>
    <style:style style:name="P23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0f1050"/>
    </style:style>
    <style:style style:name="P24" style:family="paragraph" style:parent-style-name="Text_20_body">
      <style:paragraph-properties fo:margin-top="0cm" fo:margin-bottom="0.011cm" style:contextual-spacing="false"/>
    </style:style>
    <style:style style:name="P25" style:family="paragraph" style:parent-style-name="Table_20_Contents">
      <style:paragraph-properties fo:margin-top="0cm" fo:margin-bottom="0.199cm" style:contextual-spacing="false" fo:text-align="start" style:justify-single-word="false"/>
      <style:text-properties style:font-name="Times New Roman1" fo:font-size="11pt" fo:language="ru" fo:country="RU" fo:font-weight="bold" style:font-weight-asian="bold" style:font-weight-complex="bold"/>
    </style:style>
    <style:style style:name="P26" style:family="paragraph" style:parent-style-name="Text_20_body" style:list-style-name="L1" style:master-page-name="">
      <style:paragraph-properties fo:margin-left="1.011cm" fo:margin-right="0cm" fo:margin-top="0cm" fo:margin-bottom="0.011cm" style:contextual-spacing="false" fo:text-align="justify" style:justify-single-word="false" fo:text-indent="-0.482cm" style:auto-text-indent="false" style:page-number="auto">
        <style:tab-stops>
          <style:tab-stop style:position="0.337cm"/>
          <style:tab-stop style:position="1.685cm"/>
        </style:tab-stops>
      </style:paragraph-properties>
      <style:text-properties fo:font-size="11pt" style:font-size-asian="11pt" style:font-size-complex="11pt"/>
    </style:style>
    <style:style style:name="P27" style:family="paragraph" style:parent-style-name="Text_20_body" style:list-style-name="L1">
      <style:paragraph-properties fo:margin-left="1.011cm" fo:margin-right="0cm" fo:margin-top="0cm" fo:margin-bottom="0.011cm" style:contextual-spacing="false" fo:text-align="justify" style:justify-single-word="false" fo:text-indent="-0.482cm" style:auto-text-indent="false">
        <style:tab-stops>
          <style:tab-stop style:position="0.337cm"/>
          <style:tab-stop style:position="1.685cm"/>
        </style:tab-stops>
      </style:paragraph-properties>
      <style:text-properties fo:font-size="11pt" style:font-size-asian="11pt" style:font-size-complex="11pt"/>
    </style:style>
    <style:style style:name="T1" style:family="text">
      <style:text-properties style:font-name="Times New Roman1" fo:font-size="11pt"/>
    </style:style>
    <style:style style:name="T2" style:family="text">
      <style:text-properties style:font-name="Times New Roman1" fo:font-size="11pt" fo:font-weight="bold"/>
    </style:style>
    <style:style style:name="T3" style:family="text">
      <style:text-properties style:font-name="Times New Roman1" fo:font-size="11pt" fo:font-weight="bold" style:font-size-asian="11pt" style:font-size-complex="11pt"/>
    </style:style>
    <style:style style:name="T4" style:family="text">
      <style:text-properties style:font-name="Times New Roman1" fo:font-size="11pt" fo:language="en" fo:country="US" fo:font-weight="bold"/>
    </style:style>
    <style:style style:name="T5" style:family="text">
      <style:text-properties style:font-name="Times New Roman1" fo:font-size="11pt" style:font-size-asian="11pt" style:font-size-complex="11pt"/>
    </style:style>
    <style:style style:name="T6" style:family="text">
      <style:text-properties style:font-name="Times New Roman1" fo:font-weight="bold"/>
    </style:style>
    <style:style style:name="T7" style:family="text">
      <style:text-properties style:font-name="Times New Roman1" fo:language="ru" fo:country="RU" fo:font-weight="bold"/>
    </style:style>
    <style:style style:name="T8" style:family="text">
      <style:text-properties style:font-name="Times New Roman1" fo:language="ru" fo:country="RU" fo:font-weight="bold" style:font-weight-asian="bold" style:font-weight-complex="bold"/>
    </style:style>
    <style:style style:name="T9" style:family="text">
      <style:text-properties fo:language="en" fo:country="US" fo:font-weight="bold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1pt" fo:font-weight="bold" style:font-size-asian="11pt" style:font-size-complex="11pt"/>
    </style:style>
    <style:style style:name="T14" style:family="text">
      <style:text-properties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6">Дополнительное соглашение </text:span><text:span text:style-name="T7">№ [NUMBER]</text:span></text:p>
      <text:p text:style-name="P16"/>
      <text:p text:style-name="P18"><text:span text:style-name="T8">к Договору на оказание платных образовательных услуг</text:span> </text:p>
      <text:p text:style-name="P16">№ [CONTRACT_NUMBER]</text:p>
      <text:p text:style-name="P17">от [CONTRACT_DATE]</text:p>
      <text:p text:style-name="P17"/>
      <table:table table:name="Таблица13" table:style-name="Таблица13">
        <table:table-column table:style-name="Таблица13.A"/>
        <table:table-column table:style-name="Таблица13.B"/>
        <table:table-row table:style-name="TableLine94697698078112">
          <table:table-cell table:style-name="Таблица13.A1" office:value-type="string">
            <text:p text:style-name="P12"><text:span text:style-name="T6">г. Москва</text:span> </text:p>
          </table:table-cell>
          <table:table-cell table:style-name="Таблица13.A1" office:value-type="string">
            <text:p text:style-name="P11">[DATE]</text:p>
          </table:table-cell>
        </table:table-row>
      </table:table>
      <text:p text:style-name="P13"/>
      <text:p text:style-name="P21">АНО ДПО «Институт КЭМВИ – ДРК» в лице Ректора Бельченко В.Е., действующего на основании Устава и Лицензии на право ведения образовательной деятельности (серия 77Л010010389 регистрационный №039512 от 25 июля 2018 года, бессрочно), выданной Департаментом образования города Москвы (далее – Институт), с одной стороны, и <text:span text:style-name="T12">[STUDENT]</text:span> (далее – Плательщик) и <text:span text:style-name="T12">[PAYER]</text:span> (далее – Плательщик), с другой стороны, совместно именуемые «Стороны» заключили настоящее дополнительное соглашение к Договору о нижеследующем:</text:p>
      <text:p text:style-name="P21"/>
      <text:list xml:id="list756437993" text:style-name="L1">
        <text:list-item>
          <text:p text:style-name="P26">На основании пп. 6.7 и 6.8 Договора на оказание платных образовательных услуг № <text:span text:style-name="T12">[CONTRACT_NUMBER]</text:span> от <text:span text:style-name="T11">[CONTRACT_DATE]</text:span> Стороны согласились, что обязательства Обучающегося в части оплаты обучения согласно пп. 1.3 и 6 Договора, осуществляет Плательщик.</text:p>
        </text:list-item>
        <text:list-item>
          <text:p text:style-name="P27">Плательщик обязуется соблюдать все условия и сроки оплаты, указанные в пп. 6, 7.3 и 9.3 Договора.</text:p>
        </text:list-item>
        <text:list-item>
          <text:p text:style-name="P27">В случае если Плательщик является юридическим лицом, Институт обязуется предоставить Плательщику Акт выполненных работ в течение трех рабочих дней с момента окончания действия Договора.</text:p>
        </text:list-item>
      </text:list>
      <text:p text:style-name="Standard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TableLine94697698080912">
          <table:table-cell table:style-name="Таблица15.A1" table:number-columns-spanned="4" office:value-type="string">
            <text:p text:style-name="P19">Реквизиты сторон</text:p>
          </table:table-cell>
          <table:covered-table-cell/>
          <table:covered-table-cell/>
          <table:covered-table-cell/>
        </table:table-row>
        <table:table-row table:style-name="TableLine94697696890448">
          <table:table-cell table:style-name="Таблица15.A1" table:number-columns-spanned="2" office:value-type="string">
            <text:p text:style-name="P1">Институт:</text:p>
          </table:table-cell>
          <table:covered-table-cell/>
          <table:table-cell table:style-name="Таблица15.A1" table:number-columns-spanned="2" office:value-type="string">
            <text:p text:style-name="P8">Плательщик:</text:p>
          </table:table-cell>
          <table:covered-table-cell/>
        </table:table-row>
        <table:table-row table:style-name="TableLine94697698164992">
          <table:table-cell table:style-name="Таблица15.A1" office:value-type="string">
            <text:p text:style-name="P3">Название организации </text:p>
          </table:table-cell>
          <table:table-cell table:style-name="Таблица15.A1" office:value-type="string">
            <text:p text:style-name="P9"><text:span text:style-name="T11">АНО ДПО «Институт КЭМВИ – ДРК»</text:span> </text:p>
          </table:table-cell>
          <table:table-cell table:style-name="Таблица15.A1" table:number-columns-spanned="2" office:value-type="string">
            <text:p text:style-name="P8">[PAYER]</text:p>
          </table:table-cell>
          <table:covered-table-cell/>
        </table:table-row>
        <table:table-row table:style-name="TableLine94697698166224">
          <table:table-cell table:style-name="Таблица15.A1" office:value-type="string">
            <text:p text:style-name="P3">Ректор </text:p>
          </table:table-cell>
          <table:table-cell table:style-name="Таблица15.A1" office:value-type="string">
            <text:p text:style-name="P3"><text:span text:style-name="T11">Бельченко Всеволод Евгеньевич</text:span> </text:p>
          </table:table-cell>
          <table:table-cell table:style-name="Таблица15.A1" table:number-columns-spanned="2" office:value-type="string">
            <text:p text:style-name="P22">ИНН: <text:span text:style-name="T10">[INN]</text:span></text:p>
            <text:p text:style-name="P22">КПП: <text:s/><text:span text:style-name="T10">[KPP]</text:span></text:p>
          </table:table-cell>
          <table:covered-table-cell/>
        </table:table-row>
        <table:table-row table:style-name="TableLine94697698167088">
          <table:table-cell table:style-name="Таблица15.A1" office:value-type="string">
            <text:p text:style-name="P3">Юридический адрес: </text:p>
          </table:table-cell>
          <table:table-cell table:style-name="Таблица15.A1" office:value-type="string">
            <text:p text:style-name="P2">117485, г.Москва, </text:p>
            <text:p text:style-name="P3"><text:span text:style-name="T11">ул.Волгина, д.1</text:span> </text:p>
          </table:table-cell>
          <table:table-cell table:style-name="Таблица15.A1" office:value-type="string">
            <text:p text:style-name="P3">Адрес</text:p>
          </table:table-cell>
          <table:table-cell table:style-name="Таблица15.A1" office:value-type="string">
            <text:p text:style-name="P4">[ADDRESS]</text:p>
          </table:table-cell>
        </table:table-row>
        <table:table-row table:style-name="TableLine94697698168928">
          <table:table-cell table:style-name="Таблица15.A1" office:value-type="string">
            <text:p text:style-name="P3">БАНК: </text:p>
          </table:table-cell>
          <table:table-cell table:style-name="Таблица15.A1" office:value-type="string">
            <text:p text:style-name="P3"><text:span text:style-name="T11">АО «АЛЬФА-БАНК»</text:span> </text:p>
          </table:table-cell>
          <table:table-cell table:style-name="Таблица15.A1" table:number-columns-spanned="2" office:value-type="string">
            <text:p text:style-name="Standard"><text:span text:style-name="T1">Банковские реквизиты:</text:span> </text:p>
          </table:table-cell>
          <table:covered-table-cell/>
        </table:table-row>
        <table:table-row table:style-name="Таблица15.7">
          <table:table-cell table:style-name="Таблица15.A1" table:number-columns-spanned="2" office:value-type="string">
            <text:p text:style-name="P23"><text:span text:style-name="T5">ИНН: </text:span><text:span text:style-name="T3">7728434782</text:span><text:span text:style-name="T13"> <text:s text:c="3"/></text:span><text:span text:style-name="T14">КПП: <text:s/></text:span><text:span text:style-name="T13">772801001</text:span></text:p>
          </table:table-cell>
          <table:covered-table-cell/>
          <table:table-cell table:style-name="Таблица15.A1" office:value-type="string">
            <text:p text:style-name="Standard">Р/с</text:p>
          </table:table-cell>
          <table:table-cell table:style-name="Таблица15.A1" office:value-type="string">
            <text:p text:style-name="P5">[ACCOUNT]</text:p>
          </table:table-cell>
        </table:table-row>
        <table:table-row table:style-name="TableLine94697698170944">
          <table:table-cell table:style-name="Таблица15.A1" table:number-columns-spanned="2" office:value-type="string">
            <text:p text:style-name="P3">Расчетный счет: <text:span text:style-name="T11">40703810101880000013</text:span> </text:p>
          </table:table-cell>
          <table:covered-table-cell/>
          <table:table-cell table:style-name="Таблица15.A1" office:value-type="string">
            <text:p text:style-name="P3">Банк</text:p>
          </table:table-cell>
          <table:table-cell table:style-name="Таблица15.A1" office:value-type="string">
            <text:p text:style-name="P5">[BANK]</text:p>
          </table:table-cell>
        </table:table-row>
        <table:table-row table:style-name="TableLine94697698171872">
          <table:table-cell table:style-name="Таблица15.A1" office:value-type="string">
            <text:p text:style-name="P3">БИК: </text:p>
          </table:table-cell>
          <table:table-cell table:style-name="Таблица15.A1" office:value-type="string">
            <text:p text:style-name="P1">044525593 </text:p>
          </table:table-cell>
          <table:table-cell table:style-name="Таблица15.A1" office:value-type="string">
            <text:p text:style-name="Standard">БИК</text:p>
          </table:table-cell>
          <table:table-cell table:style-name="Таблица15.A1" office:value-type="string">
            <text:p text:style-name="P7">[BIK]</text:p>
          </table:table-cell>
        </table:table-row>
        <table:table-row table:style-name="TableLine94697698172928">
          <table:table-cell table:style-name="Таблица15.A1" office:value-type="string">
            <text:p text:style-name="P3">Кор.счет: </text:p>
          </table:table-cell>
          <table:table-cell table:style-name="Таблица15.A1" office:value-type="string">
            <text:p text:style-name="P1">30101810200000000593 </text:p>
          </table:table-cell>
          <table:table-cell table:style-name="Таблица15.A1" office:value-type="string">
            <text:p text:style-name="Standard">К/с</text:p>
          </table:table-cell>
          <table:table-cell table:style-name="Таблица15.A1" office:value-type="string">
            <text:p text:style-name="P5">[CORRESPONDENT_ACCOUNT]</text:p>
          </table:table-cell>
        </table:table-row>
        <table:table-row table:style-name="TableLine94697698174016">
          <table:table-cell table:style-name="Таблица15.A1" office:value-type="string">
            <text:p text:style-name="P3">Контактная информация: </text:p>
          </table:table-cell>
          <table:table-cell table:style-name="Таблица15.A1" office:value-type="string">
            <text:p text:style-name="P20"><text:span text:style-name="T9">e-mail: </text:span><text:a xlink:type="simple" xlink:href="mailto:info@cosmeticru.com" text:style-name="Internet_20_link" text:visited-style-name="Visited_20_Internet_20_Link">info@cosmeticru.com</text:a> </text:p>
            <text:p text:style-name="P24"><text:span text:style-name="T2">тел</text:span><text:span text:style-name="T4">.: (495) 374-64-38</text:span> </text:p>
          </table:table-cell>
          <table:table-cell table:style-name="Таблица15.A1" table:number-rows-spanned="2" office:value-type="string">
            <text:p text:style-name="P3">Контактная информация:</text:p>
          </table:table-cell>
          <table:table-cell table:style-name="Таблица15.A1" table:number-rows-spanned="2" office:value-type="string">
            <text:p text:style-name="P25">[PHONE]</text:p>
            <text:p text:style-name="P4">[EMAIL]</text:p>
          </table:table-cell>
        </table:table-row>
        <table:table-row table:style-name="TableLine94697698170592">
          <table:table-cell table:style-name="Таблица15.A1" office:value-type="string">
            <text:p text:style-name="P3">Фактический адрес: </text:p>
          </table:table-cell>
          <table:table-cell table:style-name="Таблица15.A1" office:value-type="string">
            <text:p text:style-name="P3"><text:span text:style-name="T11">105062, г.Москва, Лялин пер., д.3, стр.3</text:span> </text:p>
          </table:table-cell>
          <table:covered-table-cell/>
          <table:covered-table-cell/>
        </table:table-row>
        <table:table-row table:style-name="TableLine94697698176656">
          <table:table-cell table:style-name="Таблица15.A1" table:number-columns-spanned="2" office:value-type="string">
            <text:p text:style-name="P3">Подпись ___________________ М.П.</text:p>
          </table:table-cell>
          <table:covered-table-cell/>
          <table:table-cell table:style-name="Таблица15.A1" table:number-columns-spanned="2" office:value-type="string">
            <text:p text:style-name="P3">Подпись ___________________ М.П.</text:p>
          </table:table-cell>
          <table:covered-table-cell/>
        </table:table-row>
        <table:table-row table:style-name="TableLine94697698177472">
          <table:table-cell table:style-name="Таблица15.A1" table:number-columns-spanned="4" office:value-type="string">
            <text:p text:style-name="P1">Обучающийся:</text:p>
            <text:p text:style-name="P10">ФИО: <text:s text:c="21"/><text:span text:style-name="T12">[STUDENT]</text:span></text:p>
            <text:p text:style-name="P6">Подпись <text:s text:c="13"/>________________________ Расшифровка _______________________________</text:p>
          </table:table-cell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1pt" fo:font-weight="normal" style:font-size-asian="11pt" style:font-weight-asian="normal" style:font-size-complex="11pt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ндрей </meta:initial-creator>
    <meta:creation-date>2016-03-15T13:43:49.86</meta:creation-date>
    <dc:date>2021-01-15T09:49:50.385514421</dc:date>
    <meta:editing-duration>PT50M22S</meta:editing-duration>
    <meta:editing-cycles>23</meta:editing-cycles>
    <meta:generator>LibreOffice/7.0.4.2$Linux_X86_64 LibreOffice_project/00$Build-2</meta:generator>
    <meta:document-statistic meta:table-count="2" meta:image-count="0" meta:object-count="0" meta:page-count="1" meta:paragraph-count="55" meta:word-count="241" meta:character-count="1986" meta:non-whitespace-character-count="1737"/>
  </office:meta>
</office:document-meta>
</file>